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3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 style:font-size-complex="12pt"/>
    </style:style>
    <style:style style:name="P4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2"/>
    </style:style>
    <style:style style:name="P5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7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2" style:font-size-complex="12pt" style:font-weight-complex="bold"/>
    </style:style>
    <style:style style:name="P12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3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6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8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fo:font-weight="bold" style:font-weight-asian="bold" style:font-name-complex="Times-Roman2" style:font-size-complex="12pt"/>
    </style:style>
    <style:style style:name="P19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20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21" style:family="paragraph" style:parent-style-name="Standard">
      <style:paragraph-properties fo:margin-left="12.7mm" fo:margin-right="0mm" fo:margin-top="0mm" fo:margin-bottom="0mm" fo:line-height="100%" fo:text-indent="0mm" style:auto-text-indent="false">
        <style:tab-stops>
          <style:tab-stop style:position="21.43mm"/>
          <style:tab-stop style:position="83.61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2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2" style:font-size-complex="12pt"/>
    </style:style>
    <style:style style:name="P23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2" style:font-size-complex="12pt"/>
    </style:style>
    <style:style style:name="P24" style:family="paragraph" style:parent-style-name="Table_20_Contents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Bold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left="2.65mm" fo:margin-right="0mm" fo:margin-top="0mm" fo:margin-bottom="0mm" fo:line-height="100%" fo:text-indent="12.7mm" style:auto-text-indent="false">
        <style:tab-stops>
          <style:tab-stop style:position="21.43mm"/>
          <style:tab-stop style:position="84.4mm"/>
        </style:tab-stops>
      </style:paragraph-properties>
      <style:text-properties style:font-name="Times-Bold1" fo:font-size="12pt" style:font-size-asian="12pt" style:font-name-complex="Times-Roman2" style:font-size-complex="12pt"/>
    </style:style>
    <style:style style:name="P27" style:family="paragraph" style:parent-style-name="No_20_Spacing">
      <style:text-properties style:font-name="Times-Roman1" fo:font-size="12pt" style:font-size-asian="12pt" style:font-size-complex="12pt"/>
    </style:style>
    <style:style style:name="P28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3" style:family="text">
      <style:text-properties style:font-name="Times-Roman" style:font-name-complex="Times-Roman2" style:font-size-complex="12pt"/>
    </style:style>
    <style:style style:name="T4" style:family="text">
      <style:text-properties style:font-name="Calibri" style:font-name-asian="Arial" style:font-name-complex="Arial" style:font-weight-complex="bold"/>
    </style:style>
    <style:style style:name="T5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6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7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8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/>
    </style:style>
    <style:style style:name="T9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10" style:family="text">
      <style:text-properties style:font-name="Times-Bold1" fo:font-size="12pt" fo:font-weight="normal" style:font-size-asian="12pt" style:font-weight-asian="normal" style:font-weight-complex="normal"/>
    </style:style>
    <style:style style:name="T11" style:family="text">
      <style:text-properties style:font-name="Times-Bold1" fo:font-size="12pt" fo:font-weight="normal" style:font-size-asian="12pt" style:font-weight-asian="normal" style:font-name-complex="Times-Bold2" style:font-size-complex="12pt" style:font-weight-complex="normal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3" style:family="text"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T14" style:family="text">
      <style:text-properties style:font-name="Century Gothic" fo:font-size="10pt" style:font-name-asian="Arial" style:font-size-asian="10pt" style:font-name-complex="Arial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o.name&gt;</text:placeholder></text:p>
      <text:p text:style-name="P6">UEN:<text:span text:style-name="T5"><text:placeholder text:placeholder-type="text">&lt;o.uen&gt;</text:placeholder></text:span></text:p>
      <text:p text:style-name="P7">(Incorporated in the Republic of Singapore)</text:p>
      <text:p text:style-name="P7">Extraordinary Meeting</text:p>
      <text:p text:style-name="P13">____________________________________________________________</text:p>
      <text:p text:style-name="P14"><text:span text:style-name="T1">Minutes of the extraordinary meeting held </text:span><text:span text:style-name="T3">at </text:span><text:span text:style-name="T6"><text:placeholder text:placeholder-type="text">&lt;get_company_full_address(o.company_id)&gt;</text:placeholder></text:span><text:span text:style-name="T3"> on </text:span><text:span text:style-name="T9"><text:placeholder text:placeholder-type="text">&lt;get_datenow()&gt;</text:placeholder></text:span><text:span text:style-name="T3"> at </text:span><text:span text:style-name="T7"><text:placeholder text:placeholder-type="text">&lt;get_timenow_12h()&gt;</text:placeholder></text:span></text:p>
      <text:p text:style-name="P16"/>
      <text:p text:style-name="P16"/>
      <text:p text:style-name="P16">Present: <text:tab/></text:p>
      <text:p text:style-name="P24"><text:placeholder text:placeholder-type="text">&lt;for each="line in get_1directorin1line(o.id)"&gt;</text:placeholder></text:p>
      <text:p text:style-name="P24"/>
      <text:p text:style-name="P24"/>
      <text:p text:style-name="P24"/>
      <text:p text:style-name="P21"><text:tab/><text:span text:style-name="T12"><text:placeholder text:placeholder-type="text">&lt;line['name']&gt;</text:placeholder></text:span><text:tab/>---------------------------------</text:p>
      <text:p text:style-name="P24"><text:placeholder text:placeholder-type="text">&lt;/for&gt;</text:placeholder></text:p>
      <text:p text:style-name="P20"/>
      <text:p text:style-name="P20"/>
      <text:p text:style-name="P20"/>
      <text:p text:style-name="P26"><text:span text:style-name="T12"><text:tab/></text:span><text:span text:style-name="T12"><text:placeholder text:placeholder-type="text">&lt;get_secretary(o.id)&gt;</text:placeholder></text:span><text:span text:style-name="T12"><text:tab/></text:span>---------------------------------</text:p>
      <text:p text:style-name="P22"/>
      <text:p text:style-name="P22"><text:bookmark text:name="_GoBack"/></text:p>
      <text:p text:style-name="P2"><text:tab/>Chairperson of meeting: <text:span text:style-name="T8"><text:placeholder text:placeholder-type="text">&lt;get_list_director(o.id)&gt;</text:placeholder></text:span> presided at the meeting.</text:p>
      <text:p text:style-name="P23"/>
      <text:p text:style-name="P12">NOTICE OF MEETING:</text:p>
      <text:p text:style-name="P9"><text:span text:style-name="T2"><text:s/></text:span><text:span text:style-name="T1">It was unanimously resolved:-</text:span></text:p>
      <text:p text:style-name="P19">“That the waiving of formality of issuing 21 days’ notice to call this meeting be and is hereby approved.”</text:p>
      <text:p text:style-name="P11"/>
      <text:p text:style-name="P12">FINANCIAL REPORT:</text:p>
      <text:p text:style-name="P11">“That the financial position as at <text:span text:style-name="T10"><text:placeholder text:placeholder-type="text">&lt;convert_date_d_m_Y(o.fs_end_date)&gt;</text:placeholder></text:span> be and is hereby adopted.”</text:p>
      <text:p text:style-name="P12"/>
      <text:p text:style-name="P12">STRIKING OF COMPANY NAME OFF THE REGISTER</text:p>
      <text:p text:style-name="P19">It was unanimously resolved:-</text:p>
      <text:p text:style-name="P15"><text:span text:style-name="T1">“</text:span><text:span text:style-name="T3">That subject to the approval of ACRA, the name of the Company be struck off from the register be and is hereby approved.”</text:span></text:p>
      <text:p text:style-name="P17"/>
      <text:p text:style-name="P18">MINUTES:</text:p>
      <text:p text:style-name="P17">“The minute of this meeting was read out and the Chairperson signed the same as correct records.”</text:p>
      <text:p text:style-name="P3"/>
      <text:p text:style-name="P10"/>
      <text:p text:style-name="P15"><text:span text:style-name="T3">Dated this </text:span><text:span text:style-name="T11"><text:placeholder text:placeholder-type="text">&lt;convert_date_d_m_Y(o.fs_end_date)&gt;</text:placeholder></text:span></text:p>
      <text:p text:style-name="P8"><text:placeholder text:placeholder-type="text">&lt;for each="line in get_2directorin1line(o.id)"&gt;</text:placeholder></text:p>
      <text:p text:style-name="P27"/>
      <text:p text:style-name="P27"/>
      <text:p text:style-name="P27"/>
      <text:p text:style-name="P27">__________________________________ <text:s text:c="13"/><text:span text:style-name="T12"><text:placeholder text:placeholder-type="text">&lt;if test="line['director2']!=''"&gt;</text:placeholder></text:span>_________________________________<text:span text:style-name="T12"><text:placeholder text:placeholder-type="text">&lt;/if&gt;</text:placeholder></text:span></text:p>
      <text:p text:style-name="P25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27"><text:soft-page-break/>Director<text:tab/><text:tab/><text:tab/><text:tab/><text:tab/><text:tab/> <text:span text:style-name="T12"><text:placeholder text:placeholder-type="text">&lt;if test="line['director2']!=''"&gt;</text:placeholder></text:span>Director<text:span text:style-name="T12"><text:placeholder text:placeholder-type="text">&lt;/if&gt;</text:placeholder></text:span> <text:s text:c="18"/></text:p>
      <text:p text:style-name="P4"><text:span text:style-name="T13"><text:placeholder text:placeholder-type="text">&lt;/for&gt;</text:placeholder></text:span><text:span text:style-name="T14"><text:tab/></text:span><text:span text:style-name="T4"><text:tab/><text:tab/><text:tab/><text:tab/><text:tab/></text:span></text:p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39</meta:editing-cycles>
    <meta:print-date>2014-12-29T01:35:00</meta:print-date>
    <meta:creation-date>2015-06-27T05:58:00</meta:creation-date>
    <dc:date>2015-12-11T17:09:53</dc:date>
    <meta:editing-duration>PT7M35S</meta:editing-duration>
    <meta:generator>LibreOffice/3.5$Linux_X86_64 LibreOffice_project/350m1$Build-2</meta:generator>
    <meta:document-statistic meta:table-count="0" meta:image-count="0" meta:object-count="0" meta:page-count="2" meta:paragraph-count="28" meta:word-count="150" meta:character-count="1459" meta:non-whitespace-character-count="1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